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6b6b" officeooo:paragraph-rsid="00186b6b"/>
    </style:style>
    <style:style style:name="P2" style:family="paragraph" style:parent-style-name="Standard">
      <style:text-properties officeooo:paragraph-rsid="00186b6b"/>
    </style:style>
    <style:style style:name="P3" style:family="paragraph" style:parent-style-name="Standard">
      <style:text-properties officeooo:rsid="001a5b27" officeooo:paragraph-rsid="001a5b27"/>
    </style:style>
    <style:style style:name="P4" style:family="paragraph" style:parent-style-name="Standard" style:list-style-name="L1">
      <style:text-properties officeooo:rsid="001a5b27" officeooo:paragraph-rsid="001a5b27"/>
    </style:style>
    <style:style style:name="P5" style:family="paragraph" style:parent-style-name="Standard">
      <style:text-properties officeooo:rsid="001a5b27" officeooo:paragraph-rsid="001c15e9"/>
    </style:style>
    <style:style style:name="P6" style:family="paragraph" style:parent-style-name="Standard">
      <style:text-properties officeooo:rsid="001c15e9" officeooo:paragraph-rsid="001c15e9"/>
    </style:style>
    <style:style style:name="P7" style:family="paragraph" style:parent-style-name="Standard">
      <style:text-properties officeooo:rsid="001d4dc4" officeooo:paragraph-rsid="001c15e9"/>
    </style:style>
    <style:style style:name="P8" style:family="paragraph" style:parent-style-name="Standard" style:list-style-name="L2">
      <style:text-properties officeooo:rsid="001c15e9" officeooo:paragraph-rsid="001c15e9"/>
    </style:style>
    <style:style style:name="P9" style:family="paragraph" style:parent-style-name="Standard">
      <style:text-properties officeooo:rsid="001c15e9" officeooo:paragraph-rsid="001d4dc4"/>
    </style:style>
    <style:style style:name="P10" style:family="paragraph" style:parent-style-name="Standard">
      <style:text-properties officeooo:rsid="001d4dc4" officeooo:paragraph-rsid="001d4dc4"/>
    </style:style>
    <style:style style:name="P11" style:family="paragraph" style:parent-style-name="Standard" style:list-style-name="L3">
      <style:text-properties officeooo:rsid="001efd40" officeooo:paragraph-rsid="001efd40"/>
    </style:style>
    <style:style style:name="P12" style:family="paragraph" style:parent-style-name="Standard">
      <style:text-properties officeooo:rsid="001efd40" officeooo:paragraph-rsid="001efd40"/>
    </style:style>
    <style:style style:name="P13" style:family="paragraph" style:parent-style-name="Standard">
      <style:text-properties officeooo:rsid="001efd40" officeooo:paragraph-rsid="001d4dc4"/>
    </style:style>
    <style:style style:name="P14" style:family="paragraph" style:parent-style-name="Standard" style:list-style-name="L4">
      <style:text-properties officeooo:paragraph-rsid="001efd40"/>
    </style:style>
    <style:style style:name="P15" style:family="paragraph" style:parent-style-name="Standard">
      <style:text-properties officeooo:paragraph-rsid="001efd40"/>
    </style:style>
    <style:style style:name="P16" style:family="paragraph" style:parent-style-name="Standard">
      <style:text-properties fo:language="es" fo:country="ES" officeooo:rsid="001efd40" officeooo:paragraph-rsid="001efd40"/>
    </style:style>
    <style:style style:name="T1" style:family="text">
      <style:text-properties officeooo:rsid="001d4dc4"/>
    </style:style>
    <style:style style:name="T2" style:family="text">
      <style:text-properties officeooo:rsid="001a5b27"/>
    </style:style>
    <style:style style:name="T3" style:family="text">
      <style:text-properties officeooo:rsid="00186b6b"/>
    </style:style>
    <style:style style:name="T4" style:family="text">
      <style:text-properties officeooo:rsid="001c15e9"/>
    </style:style>
    <style:style style:name="T5" style:family="text">
      <style:text-properties officeooo:rsid="001efd40"/>
    </style:style>
    <style:style style:name="T6" style:family="text">
      <style:text-properties fo:language="es" fo:country="ES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torias de usuario:</text:p>
      <text:p text:style-name="P1"><text:tab/>-Asociarse.</text:p>
      <text:p text:style-name="P1"><text:tab/>-Realizar un préstamo.</text:p>
      <text:p text:style-name="P1"><text:tab/>-Retornar un libro.</text:p>
      <text:p text:style-name="P1"><text:tab/>-Darse de baja.</text:p>
      <text:p text:style-name="P1"><text:tab/>-<text:span text:style-name="T1">Listar libro.</text:span></text:p>
      <text:p text:style-name="P1"/>
      <text:p text:style-name="P1">ID: Asociarse.</text:p>
      <text:p text:style-name="P1">Titulo: como usuario quiero asociarme en el sistema para poder <text:span text:style-name="T2">luego hacer prestamos de libros.</text:span></text:p>
      <text:p text:style-name="P1">Reglas de Negocio:</text:p>
      <text:p text:style-name="P2"><text:span text:style-name="T3"><text:tab/>-</text:span>debe presentar el DNI.</text:p>
      <text:p text:style-name="P2"/>
      <text:p text:style-name="P1">Criterios de aceptación:</text:p>
      <text:p text:style-name="P1"/>
      <text:p text:style-name="P1">Escenario 1: Asociación exitosa.</text:p>
      <text:p text:style-name="P1"><text:tab/>-Dado el usuario <text:span text:style-name="T2">J</text:span>uan con DNI 222 <text:span text:style-name="T2">no asociado en el sistema</text:span>.</text:p>
      <text:p text:style-name="P1"><text:tab/>-Cuando el usuario <text:span text:style-name="T2">Juan </text:span>presenta el DNI 222.</text:p>
      <text:p text:style-name="P1"><text:tab/>-Entonces el sistema asocia el DNI y le otorga el carnet <text:span text:style-name="T2">con el nro de socio (debo indicar el <text:tab/>medio por que lo hace??)</text:span>.</text:p>
      <text:p text:style-name="P1"/>
      <text:p text:style-name="P3">Escenario 2: DNI ya asociado</text:p>
      <text:p text:style-name="P3"><text:tab/>-Dado el usuario Juan con DNI 223 asociado en el sistema.</text:p>
      <text:p text:style-name="P3"><text:tab/>-Cuando el usuario presenta el DNI 223.</text:p>
      <text:p text:style-name="P3"><text:tab/>-Entonces el sistema informa “DNI ya esta asociado a una cuenta”.</text:p>
      <text:p text:style-name="P3"/>
      <text:p text:style-name="P3">ID: Realizar un prestamo.</text:p>
      <text:p text:style-name="P3">Titulo: Como socio quiero realizar un préstamo para acceder a libros.</text:p>
      <text:p text:style-name="P3">Reglas de negocio:</text:p>
      <text:list text:style-name="L1">
        <text:list-item>
          <text:p text:style-name="P4">Los préstamos se realizan exclusivamente a socios habilitados.</text:p>
        </text:list-item>
        <text:list-item>
          <text:p text:style-name="P4">Que no posean más de tres préstamos vigentes y no tengan préstamos vencidos. </text:p>
        </text:list-item>
        <text:list-item>
          <text:p text:style-name="P4">Solo se prestan los libros en buen estado.</text:p>
        </text:list-item>
      </text:list>
      <text:p text:style-name="P3"/>
      <text:p text:style-name="P3">Criterios de aceptación:</text:p>
      <text:p text:style-name="P3"/>
      <text:p text:style-name="P3">Escenario 1: Préstamo exitoso.</text:p>
      <text:p text:style-name="P3"><text:tab/>-Dado un socio habilitado sin prestamos vigentes ni vencidos y que el libro &lt;Libro&gt; se <text:tab/>encuentra disponible y en buen estado.</text:p>
      <text:p text:style-name="P3"><text:tab/>-Cuando el socio selecciona el libro &lt;Libro&gt; y selecciona “Realizar préstamo”.</text:p>
      <text:p text:style-name="P3"><text:tab/>-Entonces el sistema informa “Libro reservado”.</text:p>
      <text:p text:style-name="P3"/>
      <text:p text:style-name="P3">Escenario 2: <text:span text:style-name="T4">Error por prestamos vigentes.</text:span></text:p>
      <text:p text:style-name="P5"><text:tab/>-Dado un socio habilitado <text:span text:style-name="T4">con tres</text:span> prestamos vigentes. </text:p>
      <text:p text:style-name="P5"><text:tab/>-Cuando el socio selecciona el libro &lt;Libro&gt; y selecciona “Realizar préstamo”.</text:p>
      <text:p text:style-name="P5"><text:tab/>-<text:span text:style-name="T4">El sistema informa “Usted posee tres prestamos vigentes”.</text:span></text:p>
      <text:p text:style-name="P5"/>
      <text:p text:style-name="P6">Escenario 3: Error por prestamos vencidos.</text:p>
      <text:p text:style-name="P6"><text:tab/><text:span text:style-name="T2">-Dado un socio habilitado sin prestamos vigentes </text:span>pero uno<text:span text:style-name="T2"> vencido.</text:span></text:p>
      <text:p text:style-name="P5"><text:tab/>-Cuando el socio selecciona el libro &lt;Libro&gt; y selecciona “Realizar préstamo”.</text:p>
      <text:p text:style-name="P1"><text:tab/>-<text:span text:style-name="T4">El sistema informa “Usted posee 1 préstamo vencido”.</text:span></text:p>
      <text:p text:style-name="P1"/>
      <text:p text:style-name="P6"/>
      <text:p text:style-name="P6"/>
      <text:p text:style-name="P6"><text:soft-page-break/></text:p>
      <text:p text:style-name="P6">Escenario 4: Error por socio no habilitado</text:p>
      <text:p text:style-name="P6"><text:tab/>-Dado un socio no habilitado.</text:p>
      <text:p text:style-name="P6"><text:tab/>-Cuando<text:span text:style-name="T2"> el socio selecciona el libro &lt;Libro&gt; y selecciona “Realizar préstamo”.</text:span></text:p>
      <text:p text:style-name="P6"><text:tab/>-El sistema informa “Debe estar habilitado para poder hacer prestamos”.</text:p>
      <text:p text:style-name="P7"/>
      <text:p text:style-name="P6"/>
      <text:p text:style-name="P6">ID: Devolver libro.</text:p>
      <text:p text:style-name="P6">Titulo: como socio habilitado quiero devolver un libro para no tener prestamos vigentes.</text:p>
      <text:p text:style-name="P6">Reglas de negocio:</text:p>
      <text:list text:style-name="L2">
        <text:list-item>
          <text:p text:style-name="P8">Si el préstamo se encuentra vencido suspende 15 días al socio.</text:p>
        </text:list-item>
      </text:list>
      <text:p text:style-name="P6"/>
      <text:p text:style-name="P6"/>
      <text:p text:style-name="P6">Criterios de aceptación:</text:p>
      <text:p text:style-name="P6"/>
      <text:p text:style-name="P6">Escenario 1: Devolución exitosa.</text:p>
      <text:p text:style-name="P6"><text:tab/>-Dado un socio habilitado con el libro &lt;Libro&gt; no vencido.</text:p>
      <text:p text:style-name="P9"><text:tab/>-Cuando el socio otorga el libro <text:span text:style-name="T1">&lt;Libro&gt;</text:span> y presiona “Devolver libro”.</text:p>
      <text:p text:style-name="P6"><text:tab/>-E<text:span text:style-name="T1">ntonces e</text:span>l sistema informa “Devolución correcta”.</text:p>
      <text:p text:style-name="P6"/>
      <text:p text:style-name="P6">Escenario 2: Sanción por devolución fuera de tiempo.</text:p>
      <text:p text:style-name="P6"><text:tab/>-<text:span text:style-name="T1">Dado un socio habilitado con el libro &lt;Libro&gt; vencido.</text:span></text:p>
      <text:p text:style-name="P6"><text:tab/>-<text:span text:style-name="T1">Cuando el socio otorga el libro &lt;Libro&gt; y presiona “Devolver libro”.</text:span></text:p>
      <text:p text:style-name="P6"><text:tab/>-<text:span text:style-name="T1">Entonces el sistema informa “Lapso fuera de tiempo” y sanciona al usuario por 15 días.</text:span></text:p>
      <text:p text:style-name="P6"/>
      <text:p text:style-name="P10"/>
      <text:p text:style-name="P10">ID: Darse de baja.</text:p>
      <text:p text:style-name="P10">Titulo: Como usuario quiero darme de baja.</text:p>
      <text:p text:style-name="P10">Reglas de negocio: </text:p>
      <text:list text:style-name="L3">
        <text:list-item>
          <text:p text:style-name="P11">no dejar prestamos vigentes (?</text:p>
        </text:list-item>
      </text:list>
      <text:p text:style-name="P12"/>
      <text:p text:style-name="P12">Criterios de aceptación:</text:p>
      <text:p text:style-name="P12"/>
      <text:p text:style-name="P12">Escenario 1:Baja exitosa.</text:p>
      <text:p text:style-name="P12"><text:tab/>-Dado en socio 12 habilitado en el sistema.</text:p>
      <text:p text:style-name="P12"><text:tab/>-Cuando el socio presiona “Darme de baja”.</text:p>
      <text:p text:style-name="P12"><text:tab/>-Entonces el sistema informa “Dado de baja correctamente”.</text:p>
      <text:p text:style-name="P10"><text:tab/></text:p>
      <text:p text:style-name="P13">Escenario 2: Baja por prestamos vigentes??</text:p>
      <text:p text:style-name="P13"/>
      <text:p text:style-name="P12">ID: Listar libro.</text:p>
      <text:p text:style-name="P12">Titulo: Como usuario quiero obtener un listado de los libros disponibles para poder seleccionar uno.</text:p>
      <text:p text:style-name="P12">Reglas de negocio:</text:p>
      <text:list text:style-name="L4">
        <text:list-item>
          <text:p text:style-name="P14"><text:span text:style-name="T5">La bibliotecaria presta libros que se encuentren en buen estado. </text:span>o. Cuando un libro se encuentra deteriorado ya no se presta. </text:p>
        </text:list-item>
      </text:list>
      <text:p text:style-name="P15"/>
      <text:p text:style-name="P12">Criterios de aceptación:</text:p>
      <text:p text:style-name="P12"/>
      <text:p text:style-name="P12">Escenario 1: Listado exitoso.</text:p>
      <text:p text:style-name="P12"><text:tab/>-Dado la existencia de libros disponibles en buen estado.</text:p>
      <text:p text:style-name="P12"><text:tab/>-Cuando el usuario ingresa a la parte principal del sistema.</text:p>
      <text:p text:style-name="P12"><text:soft-page-break/><text:tab/>-<text:span text:style-name="T6">Entonces el</text:span> sistema muestra el listado de los libros disponibles con la opcion de “Reservar” <text:tab/>en cada uno.</text:p>
      <text:p text:style-name="P12"/>
      <text:p text:style-name="P12">Escenario 2: Listado vacío.</text:p>
      <text:p text:style-name="P12"><text:tab/>-<text:span text:style-name="T6">Dado la no existencia de libros disponibles en buen estado.</text:span></text:p>
      <text:p text:style-name="P12"><text:span text:style-name="T6"><text:tab/>-Cuando el</text:span> <text:span text:style-name="T6">usuario ingresa a la parte principal del sistema</text:span></text:p>
      <text:p text:style-name="P16"><text:tab/>-Entonces el sistema informa “No hay libros disponibles”.</text:p>
      <text:p text:style-name="P1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31T19:06:47.952948500</meta:creation-date>
    <dc:date>2025-08-31T20:07:30.040632500</dc:date>
    <meta:editing-duration>PT14M3S</meta:editing-duration>
    <meta:editing-cycles>1</meta:editing-cycles>
    <meta:document-statistic meta:table-count="0" meta:image-count="0" meta:object-count="0" meta:page-count="3" meta:paragraph-count="79" meta:word-count="602" meta:character-count="3831" meta:non-whitespace-character-count="3266"/>
    <meta:generator>LibreOffice/25.2.5.2$Windows_X86_64 LibreOffice_project/03d19516eb2e1dd5d4ccd751a0d6f35f35e08022</meta:generator>
  </office:meta>
</office:document-meta>
</file>